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style:font-name="Arial" style:font-name-complex="Arial"/>
    </style:style>
    <style:style style:name="P2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</style:style>
    <style:style style:name="P3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style:font-name="Arial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5" style:family="paragraph" style:parent-style-name="Standard">
      <style:paragraph-properties fo:line-height="150%" fo:orphans="0" fo:widows="0" style:text-autospace="none"/>
      <style:text-properties style:font-name="Arial" style:font-name-complex="Arial"/>
    </style:style>
    <style:style style:name="P6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7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11" style:family="paragraph" style:parent-style-name="Standard">
      <style:paragraph-properties fo:line-height="150%" fo:orphans="0" fo:widows="0" fo:break-before="page" style:text-autospace="none"/>
      <style:text-properties style:font-name="Arial" fo:font-weight="bold" style:font-weight-asian="bold" style:font-name-complex="Arial" style:font-weight-complex="bold"/>
    </style:style>
    <style:style style:name="P12" style:family="paragraph" style:parent-style-name="Standard">
      <style:paragraph-properties fo:margin-left="8.251cm" fo:margin-right="0.086cm" fo:text-align="justify" style:justify-single-word="false" fo:text-indent="0cm" style:auto-text-indent="false"/>
      <style:text-properties style:font-name="Arial" style:font-name-complex="Ari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orphans="0" fo:widows="0" fo:text-indent="0.635cm" style:auto-text-indent="false" style:text-autospace="none"/>
      <style:text-properties style:font-name="Arial" style:font-name-complex="Arial"/>
    </style:style>
    <style:style style:name="P14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15" style:family="paragraph" style:parent-style-name="Text_20_body">
      <style:text-properties style:font-name="Arial" style:font-name-complex="Ari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</style:style>
    <style:style style:name="P1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fo:break-before="pag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3.5pt" style:font-weight-complex="bold"/>
    </style:style>
    <style:style style:name="P21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style:font-name="Arial"/>
    </style:style>
    <style:style style:name="P22" style:family="paragraph" style:parent-style-name="Standard" style:list-style-name="WW8Num6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23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</style:style>
    <style:style style:name="P26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style:font-name="Arial" style:font-name-complex="Ari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</style:style>
    <style:style style:name="P28" style:family="paragraph" style:parent-style-name="Standard">
      <style:paragraph-properties fo:line-height="150%" fo:orphans="0" fo:widows="0" fo:break-before="page" style:text-autospace="none"/>
      <style:text-properties style:font-name="Arial" fo:font-weight="bold" style:font-weight-asian="bold" style:font-name-complex="Arial" style:font-weight-complex="bold"/>
    </style:style>
    <style:style style:name="P29" style:family="paragraph" style:parent-style-name="Heading_20_1">
      <style:text-properties style:font-name="Arial" style:font-name-complex="Arial"/>
    </style:style>
    <style:style style:name="P30" style:family="paragraph" style:parent-style-name="Heading_20_5">
      <style:paragraph-properties fo:margin-left="8.251cm" fo:margin-right="1.08cm" fo:margin-top="0cm" fo:margin-bottom="0cm" fo:text-align="justify" style:justify-single-word="false" fo:text-indent="0cm" style:auto-text-indent="false"/>
      <style:text-properties style:font-name="Arial" fo:font-size="12pt" fo:font-style="normal" style:font-size-asian="12pt" style:font-style-asian="normal" style:font-name-complex="Arial" style:font-size-complex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none" style:font-name-complex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style:text-underline-style="none" style:font-size-asian="12pt" style:font-name-complex="Arial" style:font-size-complex="12pt"/>
    </style:style>
    <style:style style:name="T5" style:family="text">
      <style:text-properties style:text-position="super 58%" style:font-name="Arial" style:font-name-complex="Arial"/>
    </style:style>
    <style:style style:name="T6" style:family="text">
      <style:text-properties style:font-name-complex="Arial"/>
    </style:style>
    <style:style style:name="T7" style:family="text">
      <style:text-properties fo:font-size="14pt" fo:font-weight="bold" style:font-size-asian="14pt" style:font-weight-asian="bold" style:font-name-complex="Arial" style:font-size-complex="13.5pt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LÁVIO AUGUSTO SIODONI XIMENES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9" text:outline-level="1">DESENVOLVIMENTO DE UM GERADOR DE GRÁFICOS DE BARRA E PIZZA PARA CELULAR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5">BATATAIS<text:line-break/>2010</text:p>
      <text:p text:style-name="P10"><text:span text:style-name="T7">FLÁVIO AUGUSTO SIODONI XIMENES<text:line-break/></text:span><text:span text:style-name="T6">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9" text:outline-level="1">DESENVOLVIMENTO DE UM GERADOR DE GRÁFICOS DE BARRA E PIZZA PARA CELULAR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0" text:outline-level="5">Monografia apresentada ao Centro Universitário Claretiano para conclusão do curso de pós-graduação, sob a orientação de Prof. Ms. Rodrigo Plotze</text:h>
      <text:p text:style-name="P12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BATATAIS<text:line-break/>2010</text:p>
      <text:p text:style-name="P11">2 – Tecnologias para desenvolvimento de aplicações móveis</text:p>
      <text:p text:style-name="P7"/>
      <text:p text:style-name="P3">Atualmente existem diversas tecnologias para desenvolvimento de aplicações móveis, dentre as principais estão:</text:p>
      <text:list xml:id="list30622655" text:style-name="L1">
        <text:list-item>
          <text:p text:style-name="P21">SuperWaba;</text:p>
        </text:list-item>
        <text:list-item>
          <text:p text:style-name="P21">Microsoft .Net</text:p>
        </text:list-item>
        <text:list-item>
          <text:p text:style-name="P21">Android;</text:p>
        </text:list-item>
        <text:list-item>
          <text:p text:style-name="P21">iPhone;</text:p>
        </text:list-item>
        <text:list-item>
          <text:p text:style-name="P21">Symbian;</text:p>
        </text:list-item>
        <text:list-item>
          <text:p text:style-name="P21">Java ME.</text:p>
        </text:list-item>
      </text:list>
      <text:p text:style-name="P5"/>
      <text:p text:style-name="P7">2.1 – SuperWaba</text:p>
      <text:p text:style-name="P5"/>
      <text:p text:style-name="P6"><text:tab/>SuperWaba é uma linguagem de programação que surgiu no início de 2000, influenciada pelo Java e pelo Waba, roda em aparelhos móveis com os sistemas operacionais PalmOs, Windows e SymbianOS, é executada em uma maquina virtual desenvolvida para cada sistema operacional específico, <text:s/>possui sintaxe parecida com a do Java.</text:p>
      <text:p text:style-name="P9"><text:span text:style-name="T1"><text:tab/>Surgiu com o intuito de facilitar o desenvolvimento de aplicações móveis pois “...quando Guilherme Campos Hazan (Guich) percebeu que o Waba (linguagem, </text:span><text:span text:style-name="T2">máquina virtual e SDK </text:span><text:span text:style-name="T1">para PalmOS e Windows CE) era simples demais para criar uma aplicação financeira...“ (WIKIPÉDIA), o mesmo começou a acrescentar novas funcionalidades, dessa forma a linguagem passou a ser distribuída com o nome de SuperWaba, já que as alterações feitas não foram incorporadas na versão oficial do Waba.</text:span></text:p>
      <text:p text:style-name="P5"/>
      <text:p text:style-name="P7">2.2 – Microsoft .Net</text:p>
      <text:p text:style-name="P3">...</text:p>
      <text:p text:style-name="P7">2.3 – Android</text:p>
      <text:p text:style-name="P3"/>
      <text:p text:style-name="P2"><text:span text:style-name="T1">Segundo o WIKIPÉDIA: “Em julho de 2005 a Google adquiriu a Android Inc., uma pequena companhia em Palo Alto, California, USA. No Time da Google conduzido por Andy Rubin, foi desenvolvida uma plataforma de telefone móvel </text:span><text:soft-page-break/><text:span text:style-name="T1">baseada no núcleo do Linux, com o objetivo de ser uma plataforma flexível, aberta e de fácil migração para os fabricantes.“</text:span></text:p>
      <text:p text:style-name="P3">Ainda é um sistema pouco encontrado no Brasil, visto que ainda pouquíssimos aparelhos dispõe desse sistema.</text:p>
      <text:p text:style-name="P3"/>
      <text:p text:style-name="P7">2.4 – iPhone</text:p>
      <text:p text:style-name="P3">...</text:p>
      <text:p text:style-name="P7">2.5 – Symbian</text:p>
      <text:p text:style-name="P3"/>
      <text:p text:style-name="P3">Symbian é um sistema operacional que foi desenvolvido por um consorcio de empresas sendo elas: Panasonic, Siemens, Nokia e Sony Ericsson. Atualmente pertence a Nokia, pois a mesma possui quase todas as ações.</text:p>
      <text:p text:style-name="P3">Segundo o WIKIPÉDIA: "SymbianOS é um sistema operacional muito versátil, permite o desenvolvimento de aplicativos em diversas linguagens como: Symbian C/C++, JavaME, FlashLite, Perl, Python, Ruby, Lua e Acelarometer”.</text:p>
      <text:p text:style-name="P7"/>
      <text:p text:style-name="P7">2.6 – Java ME</text:p>
      <text:p text:style-name="P5"/>
      <text:p text:style-name="P2"><text:span text:style-name="T1">“Write Once, Run Anywhere </text:span><text:span text:style-name="T5">TM</text:span><text:span text:style-name="T1">"</text:span><text:span text:style-name="Footnote_20_Symbol"><text:span text:style-name="T1"><text:note text:id="ftn1" text:note-class="footnote"><text:note-citation>1</text:note-citation><text:note-body><text:p text:style-name="P1"><text:s/>Escreva uma vez, rode em qualquer lugar.</text:p></text:note-body></text:note></text:span></text:span><text:span text:style-name="T1">, com essa filosofia em mente a Sun lançava em a plataforma J2SE (Java 2 Standard Edition), em seguida a mesma seria ampliada para conceber aplicações de pequeno e grande porte, foi então que surgiu a plataforma J2ME (Java 2 Micro Edition), desenvolvida especialmente para ser utilizada em aparelhos móveis.</text:span></text:p>
      <text:p text:style-name="P13">Atualmente as plataformas Java disponíveis são:</text:p>
      <text:list xml:id="list30631852" text:style-name="WW8Num6">
        <text:list-item>
          <text:p text:style-name="P22">Standard Edition (J2SE) - desenvolvida para ser utilizada em computadores pessoais.</text:p>
        </text:list-item>
        <text:list-item>
          <text:p text:style-name="P22">Enterprise Edition (J2EE) - desenvolvida para ser utilizadas em servidores.</text:p>
        </text:list-item>
        <text:list-item>
          <text:p text:style-name="P22">Micro Edition (J2ME) - desenvolvida para aparelhos com poucos recursos, de processamento, vídeo e memória, podendo ser celulares, pagers, PDA's, televisores e etc.</text:p>
        </text:list-item>
      </text:list>
      <text:p text:style-name="P8"/>
      <text:p text:style-name="P7"/>
      <text:p text:style-name="P11">Bibliografia</text:p>
      <text:p text:style-name="P18"><text:span text:style-name="T1"/></text:p>
      <text:p text:style-name="P18"><text:span text:style-name="T3">WIKIPÉDIA, SuperWaba. Disponível em: &lt;http://pt.wikipedia.org/wiki/SuperWaba&gt;.</text:span><text:span text:style-name="T4"> Acesso em 23 de dezembro de 2009.</text:span></text:p>
      <text:p text:style-name="P18"><text:span text:style-name="T4"/></text:p>
      <text:p text:style-name="P18"><text:span text:style-name="T4">WIKIPÉDIA, </text:span><text:bookmark text:name="firstHeading"/><text:span text:style-name="T4">Android. Disponível em: &lt;http://pt.wikipedia.org/wiki/Android&gt;. Acesso em 16 de janeiro de 2010.</text:span></text:p>
      <text:p text:style-name="P18"><text:span text:style-name="T4"/></text:p>
      <text:p text:style-name="P18"><text:span text:style-name="T4">WIKIPÉDIA, Symbian. Disponível em: &lt;http://pt.wikipedia.org/wiki/Symbian&gt;. Acesso em 16 de janeiro de 2010.</text:span></text:p>
      <text:p text:style-name="P16"/>
      <text:p text:style-name="P17"/>
      <text:p text:style-name="P19">Links</text:p>
      <text:p text:style-name="P17"/>
      <text:p text:style-name="P18"><text:a xlink:type="simple" xlink:href="http://www.cienciasdacomputacao.org/2009/09/tecnologias-para-o-desenvolvimento-de.html"><text:span text:style-name="T2">http://www.cienciasdacomputacao.org/2009/09/tecnologias-para-o-desenvolvimento-de.html</text:span></text:a></text:p>
      <text:p text:style-name="P16"/>
      <text:p text:style-name="P18"><text:a xlink:type="simple" xlink:href="http://facamovel.wordpress.com/2009/07/30/em-qual-plataforma-desenvolver/"><text:span text:style-name="T2">http://facamovel.wordpress.com/2009/07/30/em-qual-plataforma-desenvolver/</text:span>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size-complex="18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FLÁVIO AUGUSTO SIODONI XIMENES</dc:title>
    <meta:initial-creator>Flavio</meta:initial-creator>
    <meta:creation-date>2009-09-03T22:27:00</meta:creation-date>
    <dc:creator>Flavio Augusto Siodoni Ximenes</dc:creator>
    <dc:date>2010-01-16T12:37:42.50</dc:date>
    <meta:print-date>2009-09-07T11:32:00</meta:print-date>
    <meta:editing-cycles>123</meta:editing-cycles>
    <meta:editing-duration>PT07H09M38S</meta:editing-duration>
    <meta:generator>BrOffice.org/3.1$Win32 OpenOffice.org_project/310m19$Build-9420</meta:generator>
    <meta:document-statistic meta:table-count="0" meta:image-count="0" meta:object-count="0" meta:page-count="6" meta:paragraph-count="43" meta:word-count="529" meta:character-count="3619"/>
  </office:meta>
</office:document-meta>
</file>